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4" style:family="table-cell" style:parent-style-name="Default" style:data-style-name="N10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ARCOLECTRIC</text:p>
          </table:table-cell>
          <table:table-cell table:style-name="ce2" office:value-type="string" calcext:value-type="string">
            <text:p>C1500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currency" office:currency="EUR" office:value="2.7" calcext:value-type="currency">
            <text:p>2,70 €</text:p>
          </table:table-cell>
          <table:table-cell table:style-name="ce4"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18,62mm 0,0028€/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52" calcext:value-type="float">
            <text:p>0,052</text:p>
          </table:table-cell>
          <table:table-cell table:formula="of:=[.D8]*[.E8]" office:value-type="currency" office:currency="EUR" office:value="0.104" calcext:value-type="currency">
            <text:p>0,1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8])" office:value-type="currency" office:currency="EUR" office:value="4.692" calcext:value-type="currency">
            <text:p>4,6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27T16:27:08.209000000</dc:date>
    <meta:editing-duration>PT34M44S</meta:editing-duration>
    <meta:editing-cycles>14</meta:editing-cycles>
    <meta:document-statistic meta:table-count="1" meta:cell-count="48" meta:object-count="0"/>
  </office:meta>
</office:document-meta>
</file>